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0.98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1.184cm"/>
    </style:style>
    <style:style style:name="co5" style:family="table-column">
      <style:table-column-properties fo:break-before="auto" style:column-width="4.57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2.25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esglosado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sglosad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column table:style-name="co7" table:number-columns-repeated="16127"/>
        <table:table-row table:style-name="ro1">
          <table:table-cell table:style-name="ce1" office:value-type="string" calcext:value-type="string">
            <text:p>Trayectorias Académicas</text:p>
          </table:table-cell>
          <table:table-cell table:style-name="ce1" office:value-type="string" calcext:value-type="string">
            <text:p>Alumnos</text:p>
          </table:table-cell>
          <table:table-cell table:style-name="ce1" office:value-type="string" calcext:value-type="string">
            <text:p>Period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(por nivel educativo)</text:p>
          </table:table-cell>
          <table:table-cell table:style-name="ce1" office:value-type="string" calcext:value-type="string">
            <text:p>Total (por nuevo ingreso)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Secundari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PRODUCT([.B2:.C2])" office:value-type="float" office:value="180" calcext:value-type="float">
            <text:p>180</text:p>
          </table:table-cell>
          <table:table-cell table:style-name="ce1" table:formula="of:=SUM([.D2])" office:value-type="float" office:value="180" calcext:value-type="float">
            <text:p>180</text:p>
          </table:table-cell>
          <table:table-cell table:style-name="ce1" table:formula="of:=[.B2]" office:value-type="float" office:value="60" calcext:value-type="float">
            <text:p>60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Bachillerat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4:.D9])" office:value-type="float" office:value="720" calcext:value-type="float">
            <text:p>720</text:p>
          </table:table-cell>
          <table:table-cell table:style-name="ce1" table:formula="of:=SUM([.B4:.B9])" office:value-type="float" office:value="120" calcext:value-type="float">
            <text:p>120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como Paramédico y Brigadista (BTP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4:.C4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Criminalística y Seguridad (BTCS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5:.C5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Construcción y Mecánica (BTCM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6:.C6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Gastronomía y Alimentos (BT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7:.C7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Electricidad y Cómputo (BTEC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8:.C8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Enfermería y Nutrición (BTEN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9:.C9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Bachillerato Técnico en Logística y Turismo (BTLT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Licenciatura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12:.D18])" office:value-type="float" office:value="1160" calcext:value-type="float">
            <text:p>1160</text:p>
          </table:table-cell>
          <table:table-cell table:style-name="ce1" table:formula="of:=SUM([.B12:.B18])" office:value-type="float" office:value="140" calcext:value-type="float">
            <text:p>140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en Ciberseguridad y Estrategia (LICE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2:.C12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en Biotecnología y Alimentos (LIB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3:.C13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Telemática e Hidroeléctrica (LITH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4:.C14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Medicina e Investigación Biomédica (LMI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5:.C15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Estadística y Económica (LIEE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6:.C16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Geológica y Ambiental (LI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7:.C17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Ingeniería Textil y en Diseño (LITD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8:.C18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Licenciatura en Optometría y Odontología (LITD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9:.C19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Posgrad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4" table:formula="of:=SUM([.D21:.D22])" office:value-type="float" office:value="240" calcext:value-type="float">
            <text:p>240</text:p>
          </table:table-cell>
          <table:table-cell table:style-name="ce1" table:formula="of:=SUM([.B21:.B22])" office:value-type="float" office:value="60" calcext:value-type="float">
            <text:p>60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Maestría en Ingeniería en Infraestructura y Complejidad (MIIC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1:.C21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Maestría en Ciencias en Biológicas y Médicas (MCBM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2:.C22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D2:.D22])" office:value-type="float" office:value="2600" calcext:value-type="float">
            <text:p>2600</text:p>
          </table:table-cell>
          <table:table-cell table:style-name="ce1" table:formula="of:=SUM([.E2:.E22])" office:value-type="float" office:value="2300" calcext:value-type="float">
            <text:p>2300</text:p>
          </table:table-cell>
          <table:table-cell table:style-name="ce1" table:formula="of:=SUM([.F2:.F22])" office:value-type="float" office:value="380" calcext:value-type="float">
            <text:p>380</text:p>
          </table:table-cell>
          <table:table-cell table:number-columns-repeated="251"/>
        </table:table-row>
        <table:table-row table:style-name="ro1" table:number-rows-repeated="65506">
          <table:table-cell table:number-columns-repeated="257"/>
        </table:table-row>
        <table:table-row table:style-name="ro2" table:number-rows-repeated="9">
          <table:table-cell table:number-columns-repeated="257"/>
        </table:table-row>
        <table:table-row table:style-name="ro1" table:number-rows-repeated="98303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esglosado" style:display-name="PageStyle_Desglosado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loext:header-first style:display="false">
        <text:p><text:span text:style-name="MT1"><text:sheet-name>???</text:sheet-name></text:span></text:p>
      </loext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loext:footer-first style:display="false">
        <text:p><text:span text:style-name="MT1">Página </text:span><text:span text:style-name="MT1"><text:page-number>1</text:page-number>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11-23T11:52:26.254763100</meta:creation-date>
    <dc:date>2025-03-21T08:54:49.198379407</dc:date>
    <meta:editing-cycles>16</meta:editing-cycles>
    <meta:editing-duration>PT1H12M51S</meta:editing-duration>
    <meta:generator>LibreOffice/7.4.7.2$Linux_X86_64 LibreOffice_project/40$Build-2</meta:generator>
    <meta:document-statistic meta:table-count="1" meta:cell-count="138" meta:object-count="0"/>
  </office:meta>
</office:document-meta>
</file>